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</style:style>
    <style:style style:name="T1" style:family="text">
      <style:text-properties officeooo:rsid="001e89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898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-</text:span><text:span text:style-name="T3">SPRING CREEK PROJECT: </text:span><text:span text:style-name="T2">Who Owns the Sky?: Devon Peña, "Restoring the Commons: The Struggles of Meso-American Diaspora Farmers and Multi-generational Acequia Farmers"</text:span></text:p>
      <text:p text:style-name="Standard"/>
      <text:p text:style-name="P1">https://media.oregonstate.edu/media/Who+Owns+the+Sky%3F%3A+Devon+Pe%C3%B1a%2C+%22Restoring+the+Commons%3A+The+S/0_752d1hy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7T18:19:05.770986186</meta:creation-date>
    <dc:date>2023-06-17T18:39:22.244280534</dc:date>
    <meta:editing-duration>PT6S</meta:editing-duration>
    <meta:editing-cycles>1</meta:editing-cycles>
    <meta:document-statistic meta:table-count="0" meta:image-count="0" meta:object-count="0" meta:page-count="1" meta:paragraph-count="2" meta:word-count="23" meta:character-count="287" meta:non-whitespace-character-count="266"/>
    <meta:generator>LibreOffice/6.4.7.2$Linux_X86_64 LibreOffice_project/40$Build-2</meta:generator>
  </office:meta>
</office:document-meta>
</file>